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154cm" fo:min-width="1.904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45cm"/>
    </style:style>
    <style:style style:name="gr7" style:family="graphic" style:parent-style-name="standard">
      <style:graphic-properties draw:stroke="none" svg:stroke-color="#000000" draw:fill="none" draw:fill-color="#ffffff" fo:min-height="0.789cm"/>
    </style:style>
    <style:style style:name="gr8" style:family="graphic" style:parent-style-name="standard">
      <style:graphic-properties draw:stroke="none" svg:stroke-color="#000000" draw:fill="none" draw:fill-color="#ffffff" fo:min-height="0.95cm"/>
    </style:style>
    <style:style style:name="P1" style:family="paragraph"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2" draw:layer="layout" svg:width="10.7cm" svg:height="2.3cm" svg:x="0.9cm" svg:y="1cm">
          <draw:text-box>
            <text:p text:style-name="P1"><text:span text:style-name="T1">PUMP TASK</text:span></text:p>
            <text:p text:style-name="P1"><text:span text:style-name="T2">Constants: MIN_FLOWRATE</text:span></text:p>
            <text:p text:style-name="P1"><text:span text:style-name="T2">Variables: FR</text:span></text:p>
            <text:p text:style-name="P1"><text:span text:style-name="T2">Output: L2, SERVO</text:span></text:p>
          </draw:text-box>
        </draw:frame>
        <draw:custom-shape draw:style-name="gr2" draw:text-style-name="P3" xml:id="id3" draw:id="id3" draw:layer="layout" svg:width="3.4cm" svg:height="3.4cm" svg:x="7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7cm" svg:y1="6.7cm" svg:x2="10.4cm" svg:y2="6.7cm">
          <text:p/>
        </draw:line>
        <draw:frame draw:style-name="gr4" draw:text-style-name="P5" draw:layer="layout" svg:width="1.3cm" svg:height="0.962cm" svg:x="8.1cm" svg:y="5.8cm">
          <draw:text-box>
            <text:p>P0</text:p>
          </draw:text-box>
        </draw:frame>
        <draw:custom-shape draw:style-name="gr2" draw:text-style-name="P3" xml:id="id1" draw:id="id1" draw:layer="layout" svg:width="3.4cm" svg:height="3.4cm" svg:x="16.3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6.3cm" svg:y1="6.6cm" svg:x2="19.7cm" svg:y2="6.6cm">
          <text:p/>
        </draw:line>
        <draw:frame draw:style-name="gr4" draw:text-style-name="P5" draw:layer="layout" svg:width="1.3cm" svg:height="0.962cm" svg:x="17.4cm" svg:y="5.7cm">
          <draw:text-box>
            <text:p>P1</text:p>
          </draw:text-box>
        </draw:frame>
        <draw:custom-shape draw:style-name="gr2" draw:text-style-name="P3" xml:id="id2" draw:id="id2" draw:layer="layout" svg:width="3.4cm" svg:height="3.4cm" svg:x="11.7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1.7cm" svg:y1="12.9cm" svg:x2="15.1cm" svg:y2="12.9cm">
          <text:p/>
        </draw:line>
        <draw:frame draw:style-name="gr4" draw:text-style-name="P5" draw:layer="layout" svg:width="1.3cm" svg:height="0.962cm" svg:x="12.8cm" svg:y="12cm">
          <draw:text-box>
            <text:p>P2</text:p>
          </draw:text-box>
        </draw:frame>
        <draw:connector draw:style-name="gr5" draw:text-style-name="P4" draw:layer="layout" draw:type="curve" svg:x1="18cm" svg:y1="8.65cm" svg:x2="15.1cm" svg:y2="13.2cm" draw:start-shape="id1" draw:start-glue-point="8" draw:end-shape="id2" draw:end-glue-point="10" svg:d="M18000 8650c0 3034-966 4550-2900 4550" svg:viewBox="0 0 2901 4551">
          <text:p/>
        </draw:connector>
        <draw:connector draw:style-name="gr5" draw:text-style-name="P4" draw:layer="layout" draw:type="curve" svg:x1="11.7cm" svg:y1="13.2cm" svg:x2="8.7cm" svg:y2="8.65cm" draw:start-shape="id2" draw:start-glue-point="6" draw:end-shape="id3" draw:end-glue-point="8" svg:d="M11700 13200c-2000 0-3000-1516-3000-4550" svg:viewBox="0 0 3001 4551">
          <text:p/>
        </draw:connector>
        <draw:line draw:style-name="gr5" draw:text-style-name="P4" draw:layer="layout" svg:x1="1.9cm" svg:y1="6.9cm" svg:x2="7cm" svg:y2="6.9cm">
          <text:p/>
        </draw:line>
        <draw:line draw:style-name="gr5" draw:text-style-name="P4" draw:layer="layout" svg:x1="10.4cm" svg:y1="6.9cm" svg:x2="16.3cm" svg:y2="7cm">
          <text:p/>
        </draw:line>
        <draw:frame draw:style-name="gr6" draw:text-style-name="P7" draw:layer="layout" svg:width="4.2cm" svg:height="0.7cm" svg:x="11.2cm" svg:y="6.2cm">
          <draw:text-box>
            <text:p text:style-name="P6"><text:span text:style-name="T3">FR &gt; MIN_FLOWRATE</text:span></text:p>
          </draw:text-box>
        </draw:frame>
        <draw:frame draw:style-name="gr7" draw:text-style-name="P7" draw:layer="layout" svg:width="4.4cm" svg:height="1.039cm" svg:x="17.9cm" svg:y="10.4cm">
          <draw:text-box>
            <text:p text:style-name="P6"><text:span text:style-name="T3">FR &lt;= MIN_FLOWRATE</text:span></text:p>
          </draw:text-box>
        </draw:frame>
        <draw:frame draw:style-name="gr8" draw:text-style-name="P9" draw:layer="layout" svg:width="2.5cm" svg:height="1.433cm" svg:x="16.8cm" svg:y="6.9cm">
          <draw:text-box>
            <text:p text:style-name="P8"><text:span text:style-name="T3">SEND MSG</text:span></text:p>
            <text:p text:style-name="P8"><text:span text:style-name="T3">SM</text:span></text:p>
            <text:p text:style-name="P8"><text:span text:style-name="T3">L2</text:span></text:p>
          </draw:text-box>
        </draw:frame>
        <draw:frame draw:style-name="gr8" draw:text-style-name="P9" draw:layer="layout" svg:width="2.5cm" svg:height="1.433cm" svg:x="12.1cm" svg:y="13.2cm">
          <draw:text-box>
            <text:p text:style-name="P8"><text:span text:style-name="T3">SEND MSG</text:span></text:p>
            <text:p text:style-name="P8"><text:span text:style-name="T3">!SM</text:span></text:p>
            <text:p text:style-name="P8"><text:span text:style-name="T3">!L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0T12:24:13.018000000</meta:creation-date>
    <dc:date>2019-02-10T12:36:57.379000000</dc:date>
    <meta:editing-duration>PT12M44S</meta:editing-duration>
    <meta:editing-cycles>1</meta:editing-cycles>
    <meta:document-statistic meta:object-count="18"/>
    <meta:generator>LibreOffice/6.0.3.2$Windows_X86_64 LibreOffice_project/8f48d515416608e3a835360314dac7e47fd0b821</meta:generator>
  </office:meta>
</office:document-meta>
</file>